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e852" officeooo:paragraph-rsid="000be852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ogo</text:span>: Restaurant by Aldric Rodríguez from the Noun Pro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5:20:49.846000000</meta:creation-date>
    <dc:date>2018-01-19T15:26:07.984000000</dc:date>
    <meta:editing-duration>PT5M23S</meta:editing-duration>
    <meta:editing-cycles>1</meta:editing-cycles>
    <meta:document-statistic meta:table-count="0" meta:image-count="0" meta:object-count="0" meta:page-count="1" meta:paragraph-count="1" meta:word-count="9" meta:character-count="58" meta:non-whitespace-character-count="50"/>
    <meta:generator>LibreOffice/5.2.7.2$Windows_X86_64 LibreOffice_project/2b7f1e640c46ceb28adf43ee075a6e8b8439ed10</meta:generator>
  </office:meta>
</office:document-meta>
</file>